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F4F05DF6.png"/>
  <manifest:file-entry manifest:media-type="image/png" manifest:full-path="Pictures/10000201000000580000001FDE342D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text-properties style:font-name="Arial"/>
    </style:style>
    <style:style style:name="P7" style:family="paragraph" style:parent-style-name="Text_20_body">
      <style:paragraph-properties fo:text-align="justify" style:justify-single-word="false"/>
      <style:text-properties style:font-name="Arial"/>
    </style:style>
    <style:style style:name="P8" style:family="paragraph" style:parent-style-name="Standard">
      <style:text-properties style:font-name="DejaVu Sans Mono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>
      <style:paragraph-properties fo:text-align="justify" style:justify-single-word="false"/>
      <style:text-properties style:font-name="Arial"/>
    </style:style>
    <style:style style:name="P13" style:family="paragraph" style:parent-style-name="Text_20_body" style:list-style-name="">
      <style:paragraph-properties fo:text-align="justify" style:justify-single-word="false"/>
      <style:text-properties style:font-name="Arial"/>
    </style:style>
    <style:style style:name="P14" style:family="paragraph" style:parent-style-name="Text_20_body" style:list-style-name="L10">
      <style:text-properties style:font-name="Arial"/>
    </style:style>
    <style:style style:name="P15" style:family="paragraph" style:parent-style-name="Text_20_body" style:list-style-name="L11">
      <style:text-properties style:font-name="Arial"/>
    </style:style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ext_20_body">
      <style:text-properties style:font-name="DejaVu Sans Mono"/>
    </style:style>
    <style:style style:name="P20" style:family="paragraph" style:parent-style-name="Text_20_body">
      <style:paragraph-properties fo:text-align="justify" style:justify-single-word="false"/>
      <style:text-properties style:font-name="DejaVu Sans Mono"/>
    </style:style>
    <style:style style:name="P21" style:family="paragraph" style:parent-style-name="Text_20_body">
      <style:text-properties style:font-name="DejaVu Sans Mono" fo:font-size="10pt" style:font-size-asian="10pt" style:font-size-complex="10pt"/>
    </style:style>
    <style:style style:name="P22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23" style:family="paragraph" style:parent-style-name="Text_20_body" style:list-style-name="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24" style:family="paragraph" style:parent-style-name="Text_20_body">
      <style:paragraph-properties fo:text-align="justify" style:justify-single-word="false"/>
      <style:text-properties style:font-name="DejaVu Sans Mono" fo:font-size="12pt" style:font-size-asian="12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font-name="Arial1"/>
    </style:style>
    <style:style style:name="P26" style:family="paragraph" style:parent-style-name="Text_20_body">
      <style:paragraph-properties fo:text-align="justify" style:justify-single-word="false"/>
      <style:text-properties fo:font-size="10pt" style:font-size-asian="10pt" style:font-size-complex="10pt"/>
    </style:style>
    <style:style style:name="P27" style:family="paragraph" style:parent-style-name="Text_20_body">
      <style:text-properties style:font-name="arial"/>
    </style:style>
    <style:style style:name="P28" style:family="paragraph" style:parent-style-name="Heading_20_2" style:list-style-name="">
      <style:text-properties style:font-name="Arial"/>
    </style:style>
    <style:style style:name="P29" style:family="paragraph" style:parent-style-name="Heading_20_2">
      <style:paragraph-properties fo:text-align="justify" style:justify-single-word="false"/>
      <style:text-properties style:font-name="Arial1"/>
    </style:style>
    <style:style style:name="P30" style:family="paragraph" style:parent-style-name="Heading_20_2" style:list-style-name=""/>
    <style:style style:name="P31" style:family="paragraph" style:parent-style-name="Heading_20_2">
      <style:paragraph-properties fo:break-before="page"/>
    </style:style>
    <style:style style:name="P32" style:family="paragraph" style:parent-style-name="Heading_20_2">
      <style:paragraph-properties fo:break-before="page"/>
      <style:text-properties style:font-name="Arial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style:font-name="Arial"/>
    </style:style>
    <style:style style:name="P35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3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DejaVu Sans Mono"/>
    </style:style>
    <style:style style:name="T3" style:family="text">
      <style:text-properties style:font-name="DejaVu Sans Mono" fo:font-size="10pt" style:font-size-asian="10pt" style:font-size-complex="10pt"/>
    </style:style>
    <style:style style:name="T4" style:family="text">
      <style:text-properties fo:font-size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size-asian="10pt"/>
    </style:style>
    <style:style style:name="T7" style:family="text">
      <style:text-properties style:font-size-complex="10pt"/>
    </style:style>
    <style:style style:name="T8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19cm" fo:text-indent="-0.635cm" fo:margin-left="2.8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54cm" fo:text-indent="-0.635cm" fo:margin-left="3.4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89cm" fo:text-indent="-0.635cm" fo:margin-left="4.0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24cm" fo:text-indent="-0.635cm" fo:margin-left="4.7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59cm" fo:text-indent="-0.635cm" fo:margin-left="5.3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94cm" fo:text-indent="-0.635cm" fo:margin-left="5.9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29cm" fo:text-indent="-0.635cm" fo:margin-left="6.6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64cm" fo:text-indent="-0.635cm" fo:margin-left="7.2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99cm" fo:text-indent="-0.635cm" fo:margin-left="7.8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534cm" fo:text-indent="-0.635cm" fo:margin-left="8.534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Watchdog v2.x</text:p>
      <text:p text:style-name="Standard"/>
      <text:p text:style-name="Standard"/>
      <text:p text:style-name="P2">Manuel d'install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des matières</text:p>
          </text:index-title>
          <text:p text:style-name="P37">1Pré-requis à l'installation sous « Mandriva »<text:tab/>3</text:p>
          <text:p text:style-name="P36">1.1Installation des paquetages<text:tab/>3</text:p>
          <text:p text:style-name="P36">1.2Installation du server MySQL<text:tab/>4</text:p>
          <text:p text:style-name="P36">1.3Installation de libvlc-gtk<text:tab/>5</text:p>
          <text:p text:style-name="P36">1.4Création de l'autorité de certification et du certificat server<text:tab/>6</text:p>
          <text:p text:style-name="P36">1.5Préparation d'un nouveau client<text:tab/>7</text:p>
          <text:p text:style-name="P37">2Compilation des sources<text:tab/>8</text:p>
          <text:p text:style-name="P37">3Lancement du logiciel serveur<text:tab/>9</text:p>
          <text:p text:style-name="P37">4Lancement du logiciel client<text:tab/>10</text:p>
          <text:p text:style-name="P37">5Liens/Contacts<text:tab/>11</text:p>
        </text:index-body>
      </text:table-of-content>
      <text:p text:style-name="Standard"/>
      <text:p text:style-name="Standard"/>
      <text:p text:style-name="Standard"/>
      <text:p text:style-name="Standard"/>
      <text:p text:style-name="P4"/>
      <text:h text:style-name="Heading_20_1" text:outline-level="1">Pré-requis à l'installation sous « Mandriva »</text:h>
      <text:p text:style-name="Text_20_body"/>
      <text:p text:style-name="P5"><text:span text:style-name="T1">Ce chapitre décrit le processus à suivre pour installer, préparer et configurer les logiciels détaillés ci dessus.</text:span></text:p>
      <text:p text:style-name="P25"/>
      <text:p text:style-name="P25">Nous considérons qu'une machine « Server » est installée avec la dernière version disponible de « Mandriva », et correctement configurée, notamment concernant les déclarations des dépots RPM.</text:p>
      <text:h text:style-name="P29" text:outline-level="2">Installation des paquetages</text:h>
      <text:p text:style-name="P7"/>
      <text:p text:style-name="P7">Sur la machine « Server », lancer en tant que « root », les commandes suivantes:</text:p>
      <text:p text:style-name="P20"/>
      <text:p text:style-name="P22">[root@Server ~]# useradd watchdog -d /var/~Home</text:p>
      <text:p text:style-name="P22">[root@Server ~]# passwd watchdog</text:p>
      <text:p text:style-name="P22"></text:p>
      <text:p text:style-name="P22">[root@Server ~]# urpmi autoconf automake make libtool</text:p>
      <text:p text:style-name="P22">[root@Server ~]# urpmi bison flex</text:p>
      <text:p text:style-name="P22"></text:p>
      <text:p text:style-name="P22">[root@Server ~]# urpmi gcc gcc-c++</text:p>
      <text:p text:style-name="P22">[root@Server ~]# urpmi glib2-devel libgnomeui2-devel</text:p>
      <text:p text:style-name="P26"><text:span text:style-name="T2">[root@Server ~]# urpmi gtksourceview-devel</text:span></text:p>
      <text:p text:style-name="P22">[root@Server ~]# urpmi goocanvas-devel libvlc-devel</text:p>
      <text:p text:style-name="P26"><text:span text:style-name="T2">[root@Server ~]# urpmi nut-devel mysql-devel</text:span></text:p>
      <text:p text:style-name="P22">[root@Server ~]# urpmi gnokii-devel</text:p>
      <text:p text:style-name="P26"><text:span text:style-name="T2">[root@Server ~]# urpmi gtkdatabox-devel ungif4-devel</text:span></text:p>
      <text:p text:style-name="P26"><text:span text:style-name="T2">[root@Server ~]# urpmi libvlc-devel</text:span></text:p>
      <text:p text:style-name="P22">[root@Server ~]# urpmi libcurl-devel</text:p>
      <text:h text:style-name="P30" text:outline-level="2"/>
      <text:h text:style-name="P31" text:outline-level="2">Installation du server MySQL</text:h>
      <text:p text:style-name="P20"/>
      <text:p text:style-name="P7">Par défaut, le serveur de base de données est installé sur la même machine que le serveur Watchdog. Il peut cependant être déporté sur n'importe quelle autre machine.</text:p>
      <text:p text:style-name="P7"/>
      <text:p text:style-name="P7">Sur la machine « Server », lancer en tant que « root », les commandes suivantes:</text:p>
      <text:p text:style-name="P20"/>
      <text:p text:style-name="P21">[root@Server ~]# urpmi MySQL-server</text:p>
      <text:p text:style-name="P21">[root@Server ~]# /usr/bin/mysqladmin -u root password changeit </text:p>
      <text:p text:style-name="P21">[root@Server ~]# /usr/bin/mysqladmin -u root -p create WatchdogDB</text:p>
      <text:p text:style-name="P21">[root@Server ~]$ /usr/bin/mysql_secure_installation</text:p>
      <text:p text:style-name="P21">[root@Server ~]# mysql -u root -p WatchdogDB</text:p>
      <text:p text:style-name="P21">Enter password: </text:p>
      <text:p text:style-name="P21">Welcome to the MySQL monitor. <text:s/>Commands end with ; or \g.</text:p>
      <text:p text:style-name="P21">mysql&gt; CREATE USER 'watchdog' IDENTIFIED BY 'seb';</text:p>
      <text:p text:style-name="P21">Query OK, 0 rows affected (0.00 sec)</text:p>
      <text:p text:style-name="P21">mysql&gt; GRANT SELECT, INSERT, UPDATE, DELETE, EVENT ON WatchdogDB.* TO 'watchdog';</text:p>
      <text:p text:style-name="P21">mysql&gt; source init_db.sql</text:p>
      <text:p text:style-name="P21">mysql&gt; exit</text:p>
      <text:h text:style-name="P28" text:outline-level="2"/>
      <text:h text:style-name="P32" text:outline-level="2">Installation de libvlc-gtk</text:h>
      <text:p text:style-name="P7"/>
      <text:p text:style-name="P7">Sur la machine « Server », lancer en tant que « watchdog », les commandes suivantes :</text:p>
      <text:p text:style-name="P21"/>
      <text:p text:style-name="P21">[watchdog@Server ~]$ mkdir directory; cd directory</text:p>
      <text:p text:style-name="P21">[watchdog@Server directory]$ svn checkout http://libvlc-gtk.googlecode.com/svn/trunk/ .</text:p>
      <text:p text:style-name="P21">[watchdog@Server directory]$ aclocal; libtoolize; autoheader; autoconf; automake --add-missing</text:p>
      <text:p text:style-name="P21">[watchdog@Server directory]$ ./configure; make</text:p>
      <text:p text:style-name="P21">[watchdog@Server directory]$ su</text:p>
      <text:p text:style-name="P21">Password:</text:p>
      <text:p text:style-name="P21">[root@Server directory]# make install</text:p>
      <text:p text:style-name="P21">[root@Server directory]# exit</text:p>
      <text:p text:style-name="P21">[watchdog@Server directory]$ cd ..</text:p>
      <text:p text:style-name="Text_20_body"><text:span text:style-name="T3">[watchdog@Server ~]$ rm -rf directory</text:span></text:p>
      <text:h text:style-name="P31" text:outline-level="2">Création de l'autorité de certification et du certificat server</text:h>
      <text:p text:style-name="Text_20_body"/>
      <text:p text:style-name="P7">L'outil nécessite une autorité de certification pour signer les certificats de chiffrements et d'authentification. Si vous n'en disposez pas, voici une méthode pour en créer une.</text:p>
      <text:p text:style-name="P7"/>
      <text:p text:style-name="P7">Sur la machine « Server », lancer en tant que « watchdog », les commandes suivantes :</text:p>
      <text:p text:style-name="P22"/>
      <text:p text:style-name="P8">[watchdog@Server ~]$ openssl req -newkey rsa:2048 -nodes -x509 -days 3650 -keyout cakey.pem -out cacert.pem</text:p>
      <text:p text:style-name="P21"/>
      <text:p text:style-name="P21">[watchdog@Server ~]$ openssl req -newkey rsa:2048 -nodes -days 3650 -keyout serveurkey.pem -out serveurcert.req</text:p>
      <text:p text:style-name="P21"/>
      <text:p text:style-name="P21">[watchdog@Server ~]$ mkdir newcerts</text:p>
      <text:p text:style-name="P21">[watchdog@Server ~]$ touch index.txt</text:p>
      <text:p text:style-name="P21">[watchdog@Server ~]$ echo "01" &gt; serial</text:p>
      <text:p text:style-name="P21">[watchdog@Server ~]$ openssl ca -config openssl.cnf -in serveurcert.req -out serveursigne.pem</text:p>
      <text:h text:style-name="P30" text:outline-level="2"/>
      <text:h text:style-name="P31" text:outline-level="2">Préparation d'un nouveau client</text:h>
      <text:h text:style-name="P13" text:outline-level="1"/>
      <text:p text:style-name="P7">L'installation précise la configuration pour un user « watchdoguser ». Bien sûr, n'importe quel utilisateur standard de la machine pourra être utilisé en lieu en place.</text:p>
      <text:p text:style-name="P7"/>
      <text:p text:style-name="P7">Sur la machine « Client », lancer en tant que « root », les commandes suivantes :</text:p>
      <text:h text:style-name="P23" text:outline-level="1"/>
      <text:p text:style-name="P21">[root@Client root]# useradd watchdoguser</text:p>
      <text:p text:style-name="P21">[root@Client root]# passwd watchdoguser</text:p>
      <text:p text:style-name="P21"></text:p>
      <text:p text:style-name="P7">Sur la machine « Client », lancer en tant que « watchdoguser », les commandes suivantes :</text:p>
      <text:p text:style-name="P22"/>
      <text:p text:style-name="P21">[watchdoguser@Client ~]$ mkdir .watchdog; cd .watchdog</text:p>
      <text:p text:style-name="P21">[watchdoguser@Client .watchdog]$ openssl req -newkey rsa:2048 -nodes -days 3650 -keyout clientkey.pem -out clientcert.req</text:p>
      <text:p text:style-name="P21"></text:p>
      <text:p text:style-name="P7">Déplacer le fichier « clientcert.req » sur la machine « Server », dans le répertoire home de l'utilisateur « watchdog ».</text:p>
      <text:p text:style-name="P7"/>
      <text:p text:style-name="P7">Sur la machine « Server », lancer en tant que « watchdog », les commandes suivantes :</text:p>
      <text:h text:style-name="P23" text:outline-level="1"><text:span text:style-name="T1"/></text:h>
      <text:p text:style-name="P19"><text:span text:style-name="T5">[watchdog@Server ~]$ openssl ca -config openssl.cnf -in clientcert.req -out clientsigne.pem</text:span></text:p>
      <text:p text:style-name="P19"><text:span text:style-name="T8"/></text:p>
      <text:p text:style-name="P27">Déplacer le fichier « clientsigne.pem » sur la machine « Client », dans le répertoire « .watchdog » de l'utilisateur « watchdoguser ».</text:p>
      <text:h text:style-name="P33" text:outline-level="1">Compilation des sources</text:h>
      <text:p text:style-name="P5"/>
      <text:p text:style-name="P7">La procédure d'installation et compilation des sources est la même pour la machine « Server » et la machine « Client ».</text:p>
      <text:p text:style-name="P7"/>
      <text:p text:style-name="P7">Connectez vous à la machine « Server », en tant que user « watchdog ».</text:p>
      <text:p text:style-name="P7"/>
      <text:p text:style-name="P7">Télécharger les sources du logiciel, en SVN, et installer le logiciel via les commandes suivantes :</text:p>
      <text:p text:style-name="P7"/>
      <text:p text:style-name="P22">[watchdog@Server ~]$ svn co svn://seblef.dyndns.org/branches-2.x/ SRC</text:p>
      <text:p text:style-name="P9">[watchdog@Server ~]$ cd SRC</text:p>
      <text:p text:style-name="P8">[watchdog@Server ~]$ aclocal; libtoolize; autoheader; autoconf; automake --add-missing</text:p>
      <text:p text:style-name="P21">[watchdog@Server ~]$ ./configure</text:p>
      <text:p text:style-name="P21">[watchdog@Server ~]$ su</text:p>
      <text:p text:style-name="P21">Password:</text:p>
      <text:p text:style-name="P21">[root@Server WatchdogHome]# make install</text:p>
      <text:p text:style-name="P22">[root@Server WatchdogHome]# exit</text:p>
      <text:p text:style-name="P9">[watchdog@Server ~]$ cd ..</text:p>
      <text:p text:style-name="P9">[watchdog@Server ~]$ rm -rf SRC</text:p>
      <text:p text:style-name="P9"/>
      <text:p text:style-name="P10"/>
      <text:p text:style-name="P10">Répétez la procédure sur la machine « Client ».</text:p>
      <text:h text:style-name="P35" text:outline-level="1">Lancement du logiciel serveur</text:h>
      <text:p text:style-name="P5"><text:span text:style-name="T1"/></text:p>
      <text:p text:style-name="P7">Lors du tout premier lancement, sur la machine « Server », lancer en tant que « watchdog », les commandes suivantes :</text:p>
      <text:p text:style-name="P22"><text:span text:style-name="T1"/></text:p>
      <text:p text:style-name="P8">[watchdog@Server ~]$ Watchdogd –initrsa</text:p>
      <text:p text:style-name="P8"/>
      <text:p text:style-name="P24"><text:span text:style-name="T1"/></text:p>
      <text:p text:style-name="P24"><text:span text:style-name="T1">Sur la machine « Server », lancer en tant que « watchdog », les commandes suivantes :</text:span></text:p>
      <text:p text:style-name="P24"><text:span text:style-name="T1"/></text:p>
      <text:p text:style-name="P22">[watchdog@Server ~]$ Watchdogd</text:p>
      <text:h text:style-name="P35" text:outline-level="1">Lancement du logiciel client</text:h>
      <text:p text:style-name="P5"><text:span text:style-name="T1"/></text:p>
      <text:p text:style-name="P24"><text:span text:style-name="T1">Sur la machine « Client », lancer en tant que « watchdoguser », la commande suivante :</text:span></text:p>
      <text:p text:style-name="P24"><text:span text:style-name="T1"/></text:p>
      <text:p text:style-name="Text_20_body"><text:span text:style-name="T3">[watchdoguser@Client ~]$ Watchdog-client</text:span></text:p>
      <text:h text:style-name="P34" text:outline-level="1">Liens/Contacts</text:h>
      <text:p text:style-name="P6"/>
      <text:p text:style-name="P6">Les différentes personnes ayant contribué au projet sont :</text:p>
      <text:list xml:id="list528901571" text:style-name="L10">
        <text:list-item>
          <text:p text:style-name="P16"><text:span text:style-name="T1">Bruno LEFEVRE &lt;</text:span><text:a xlink:type="simple" xlink:href="mailto:bruno.lefevre1953@gmail.com"><text:span text:style-name="T1">bruno.lefevre1953@gmail.com</text:span></text:a><text:span text:style-name="T1">&gt;</text:span></text:p>
          <text:list>
            <text:list-item>
              <text:p text:style-name="P14">Architecture Technique, Module de contrôle/commande, Logistique, Programmation D.L.S, Beta-testeur Watchdog.</text:p>
            </text:list-item>
          </text:list>
        </text:list-item>
        <text:list-item>
          <text:p text:style-name="P16"><text:span text:style-name="T1">Sébastien LEFEVRE &lt;</text:span><text:a xlink:type="simple" xlink:href="mailto:lefevre.seb@gmail.com"><text:span text:style-name="T1">lefevre.seb@gmail.com</text:span></text:a><text:span text:style-name="T1">&gt;</text:span></text:p>
          <text:list>
            <text:list-item>
              <text:p text:style-name="P14">Développeur, Programmation D.L.S, Bêta-testeur Watchdog</text:p>
            </text:list-item>
          </text:list>
        </text:list-item>
      </text:list>
      <text:p text:style-name="P6"/>
      <text:p text:style-name="P6">Les sources du logiciel peuvent être téléchargées sur les sites internets suivants :</text:p>
      <text:list xml:id="list225606504" text:style-name="L11">
        <text:list-item>
          <text:p text:style-name="P17"><text:span text:style-name="T1">Format Web : </text:span><text:a xlink:type="simple" xlink:href="http://seblef.dyndns.org/"><text:span text:style-name="T1">http://seblef.dyndns.org/</text:span></text:a></text:p>
        </text:list-item>
        <text:list-item>
          <text:p text:style-name="P15">Format SVN : svn://seblef.dyndns.org/branches-2.x/</text:p>
        </text:list-item>
      </text:list>
      <text:p text:style-name="P6"/>
      <text:p text:style-name="P6"></text:p>
      <text:p text:style-name="P6"><text:s/></text:p>
      <text:p text:style-name="P6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3212*"/>
    </style:style>
    <style:style style:name="Table1.B" style:family="table-column">
      <style:table-column-properties style:column-width="5.667cm" style:rel-column-width="3213*"/>
    </style:style>
    <style:style style:name="Table1.1" style:family="table-row">
      <style:table-row-properties style:min-row-height="2.048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style:min-row-height="1.27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 table:number-columns-repeated="2"/>
          <table:table-header-rows>
            <table:table-row table:style-name="Table1.1">
              <table:table-cell table:style-name="Table1.A1" office:value-type="string">
                <text:p text:style-name="Table_20_Contents"><draw:frame draw:style-name="Mfr1" draw:name="images1" text:anchor-type="paragraph" svg:x="1.711cm" svg:y="0.152cm" svg:width="1.995cm" svg:height="1.535cm" draw:z-index="21"><draw:image xlink:href="Pictures/100000000000001800000018F4F05DF6.png" xlink:type="simple" xlink:show="embed" xlink:actuate="onLoad"/></draw:frame></text:p>
              </table:table-cell>
              <table:table-cell table:style-name="Table1.A1" office:value-type="string">
                <text:p text:style-name="MP1">Manuel du d'installation</text:p>
              </table:table-cell>
              <table:table-cell table:style-name="Table1.C1" office:value-type="string">
                <text:p text:style-name="MP2">Sébastien LEFEVRE</text:p>
                <text:p text:style-name="MP2">Bruno LEFEVRE</text:p>
              </table:table-cell>
            </table:table-row>
          </table:table-header-rows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Table_20_Contents"><draw:frame draw:style-name="Mfr2" draw:name="graphics1" text:anchor-type="paragraph" svg:width="3.104cm" svg:height="1.094cm" draw:z-index="7"><draw:image xlink:href="Pictures/10000201000000580000001FDE342D22.png" xlink:type="simple" xlink:show="embed" xlink:actuate="onLoad"/></draw:frame></text:p>
            </table:table-cell>
            <table:table-cell table:style-name="Table2.B1" office:value-type="string">
              <text:p text:style-name="Table_20_Contents"/>
            </table:table-cell>
            <table:table-cell table:style-name="Table2.C1" office:value-type="string">
              <text:p text:style-name="MP2">Page <text:page-number text:select-page="current">11</text:page-number>/<text:page-count>11</text:page-count></text:p>
              <text:p text:style-name="MP2"><text:date style:data-style-name="N37" text:date-value="2010-07-18T12:54:49">18/07/10</text:date> 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31T11:33:05.35</meta:creation-date>
    <dc:date>2010-07-18T12:54:49</dc:date>
    <meta:editing-duration>PT07H58M57S</meta:editing-duration>
    <meta:editing-cycles>65</meta:editing-cycles>
    <meta:generator>OpenOffice.org/3.2$Linux OpenOffice.org_project/320m12$Build-9483</meta:generator>
    <meta:document-statistic meta:table-count="2" meta:image-count="2" meta:object-count="0" meta:page-count="11" meta:paragraph-count="123" meta:word-count="910" meta:character-count="6434"/>
  </office:meta>
</office:document-meta>
</file>